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doFindFactoryProperies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actoryFinder.newInstance( String key , String property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toryFinder.newInstance( Properties properties , String property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ctoryFinder.newInstanc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Finder.FactoryFind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